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лючевые вопросы, чтобы понять и использовать на практике - в контексте "Wordpress Разработка Плагинов"</text:p>
      <text:p text:style-name="Standard">ChatGPT</text:p>
      <text:p text:style-name="P1">ChatGPT</text:p>
      <text:p text:style-name="Text_20_body">Вот несколько ключевых вопросов, которые помогут вам понять и использовать на практике разработку плагинов для Wordpress:</text:p>
      <text:list xml:id="list1526239307146872684" text:style-name="L1">
        <text:list-item>
          <text:p text:style-name="P2"><text:span text:style-name="Strong_20_Emphasis">Как создать базовый плагин для Wordpress?</text:span></text:p>
          <text:list>
            <text:list-item>
              <text:p text:style-name="P3">Как создать файл плагина?</text:p>
            </text:list-item>
            <text:list-item>
              <text:p text:style-name="P3">Как добавить основные метаданные плагина?</text:p>
            </text:list-item>
            <text:list-item>
              <text:p text:style-name="P3">Как активировать и деактивировать плагин?</text:p>
            </text:list-item>
          </text:list>
        </text:list-item>
        <text:list-item>
          <text:p text:style-name="P2"><text:span text:style-name="Strong_20_Emphasis">Как добавить новую функциональность в плагин?</text:span></text:p>
          <text:list>
            <text:list-item>
              <text:p text:style-name="P3">Как использовать хуки (hooks) для выполнения действий в определенных точках Wordpress?</text:p>
            </text:list-item>
            <text:list-item>
              <text:p text:style-name="P3">Как добавить административные страницы или настройки в плагин?</text:p>
            </text:list-item>
          </text:list>
        </text:list-item>
        <text:list-item>
          <text:p text:style-name="P2"><text:span text:style-name="Strong_20_Emphasis">Как взаимодействовать с базой данных Wordpress?</text:span></text:p>
          <text:list>
            <text:list-item>
              <text:p text:style-name="P3">Как выполнять запросы к базе данных с помощью класса WP_Query?</text:p>
            </text:list-item>
            <text:list-item>
              <text:p text:style-name="P3">Как использовать wpdb для выполнения произвольных SQL-запросов?</text:p>
            </text:list-item>
          </text:list>
        </text:list-item>
        <text:list-item>
          <text:p text:style-name="P2"><text:span text:style-name="Strong_20_Emphasis">Как обеспечить безопасность в своем плагине?</text:span></text:p>
          <text:list>
            <text:list-item>
              <text:p text:style-name="P3">Как экранизировать данные перед их выводом на экран?</text:p>
            </text:list-item>
            <text:list-item>
              <text:p text:style-name="P3">Как предотвратить уязвимости типа XSS, CSRF, SQL-инъекций?</text:p>
            </text:list-item>
          </text:list>
        </text:list-item>
        <text:list-item>
          <text:p text:style-name="P2"><text:span text:style-name="Strong_20_Emphasis">Как оптимизировать производительность плагина?</text:span></text:p>
          <text:list>
            <text:list-item>
              <text:p text:style-name="P3">Как минимизировать количество запросов к базе данных?</text:p>
            </text:list-item>
            <text:list-item>
              <text:p text:style-name="P3">Как оптимизировать загрузку ресурсов (скриптов, стилей) вашего плагина?</text:p>
            </text:list-item>
          </text:list>
        </text:list-item>
        <text:list-item>
          <text:p text:style-name="P2"><text:span text:style-name="Strong_20_Emphasis">Как интегрировать API сторонних сервисов в плагин?</text:span></text:p>
          <text:list>
            <text:list-item>
              <text:p text:style-name="P3">Как использовать API ключи и аутентификацию при взаимодействии с внешними сервисами?</text:p>
            </text:list-item>
            <text:list-item>
              <text:p text:style-name="P3">Как обрабатывать ответы от сторонних сервисов и использовать полученные данные в плагине?</text:p>
            </text:list-item>
          </text:list>
        </text:list-item>
        <text:list-item>
          <text:p text:style-name="P2"><text:span text:style-name="Strong_20_Emphasis">Как документировать и распространять ваш плагин?</text:span></text:p>
          <text:list>
            <text:list-item>
              <text:p text:style-name="P3">Как создать подробное описание и инструкции к вашему плагину в файле README?</text:p>
            </text:list-item>
            <text:list-item>
              <text:p text:style-name="P2">Как опубликовать ваш плагин в официальном репозитории Wordpress или других площадках?</text:p>
            </text:list-item>
          </text:list>
        </text:list-item>
      </text:list>
      <text:p text:style-name="Text_20_body">Ответы на эти вопросы помогут вам освоить основы разработки плагинов для Wordpress и приступить к созданию своих собственных расширений для этой платформы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1T23:28:17.58</dc:date>
    <meta:document-statistic meta:table-count="0" meta:image-count="0" meta:object-count="0" meta:page-count="1" meta:paragraph-count="27" meta:word-count="243" meta:character-count="1691"/>
    <dc:creator>Dima Wide</dc:creator>
    <meta:user-defined meta:name="Info 1"/>
    <meta:user-defined meta:name="Info 2"/>
    <meta:user-defined meta:name="Info 3"/>
    <meta:user-defined meta:name="Info 4"/>
  </office:meta>
</office:document-meta>
</file>